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36.5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9.065cm" style:rel-column-width="3410*"/>
    </style:style>
    <style:style style:name="Tabla1.B" style:family="table-column">
      <style:table-column-properties style:column-width="27.497cm" style:rel-column-width="1034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36.5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11.411cm" style:rel-column-width="4293*"/>
    </style:style>
    <style:style style:name="Tabla2.B" style:family="table-column">
      <style:table-column-properties style:column-width="15.76cm" style:rel-column-width="5929*"/>
    </style:style>
    <style:style style:name="Tabla2.C" style:family="table-column">
      <style:table-column-properties style:column-width="9.391cm" style:rel-column-width="3533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36.5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36.562cm" style:rel-column-width="1375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36.5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9.319cm" style:rel-column-width="3506*"/>
    </style:style>
    <style:style style:name="Tabla4.B" style:family="table-column">
      <style:table-column-properties style:column-width="7.227cm" style:rel-column-width="2719*"/>
    </style:style>
    <style:style style:name="Tabla4.C" style:family="table-column">
      <style:table-column-properties style:column-width="9.917cm" style:rel-column-width="3731*"/>
    </style:style>
    <style:style style:name="Tabla4.D" style:family="table-column">
      <style:table-column-properties style:column-width="10.098cm" style:rel-column-width="3799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36.5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3.697cm" style:rel-column-width="1391*"/>
    </style:style>
    <style:style style:name="Tabla5.B" style:family="table-column">
      <style:table-column-properties style:column-width="8.92cm" style:rel-column-width="3356*"/>
    </style:style>
    <style:style style:name="Tabla5.C" style:family="table-column">
      <style:table-column-properties style:column-width="9.638cm" style:rel-column-width="3626*"/>
    </style:style>
    <style:style style:name="Tabla5.D" style:family="table-column">
      <style:table-column-properties style:column-width="7.362cm" style:rel-column-width="2770*"/>
    </style:style>
    <style:style style:name="Tabla5.E" style:family="table-column">
      <style:table-column-properties style:column-width="6.943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36.5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2.265cm" style:rel-column-width="852*"/>
    </style:style>
    <style:style style:name="Tabla6.B" style:family="table-column">
      <style:table-column-properties style:column-width="5.255cm" style:rel-column-width="1977*"/>
    </style:style>
    <style:style style:name="Tabla6.C" style:family="table-column">
      <style:table-column-properties style:column-width="29.04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36.5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2.711cm" style:rel-column-width="1020*"/>
    </style:style>
    <style:style style:name="Tabla7.B" style:family="table-column">
      <style:table-column-properties style:column-width="14.952cm" style:rel-column-width="5625*"/>
    </style:style>
    <style:style style:name="Tabla7.C" style:family="table-column">
      <style:table-column-properties style:column-width="2.882cm" style:rel-column-width="1084*"/>
    </style:style>
    <style:style style:name="Tabla7.D" style:family="table-column">
      <style:table-column-properties style:column-width="16.018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ext"/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21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36.5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4.503cm" style:rel-column-width="1694*"/>
    </style:style>
    <style:style style:name="Tabla23.B" style:family="table-column">
      <style:table-column-properties style:column-width="24.068cm" style:rel-column-width="9055*"/>
    </style:style>
    <style:style style:name="Tabla23.C" style:family="table-column">
      <style:table-column-properties style:column-width="7.99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1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8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3-13T18:56:29.516808725</dc:date>
    <meta:editing-cycles>74</meta:editing-cycles>
    <dc:subject>Subject</dc:subject>
    <dc:title>Document Title</dc:title>
    <meta:editing-duration>PT3H55M2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3" meta:character-count="659" meta:non-whitespace-character-count="60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